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Pictures/10000201000001900000025877FC1E8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draw:textarea-vertical-align="middle" draw:auto-grow-height="false" fo:min-height="0.749cm" fo:min-width="0.499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6" style:family="graphic" style:parent-style-name="standard">
      <style:graphic-properties svg:stroke-color="#ff6600" draw:fill="solid" draw:fill-color="#ff950e" draw:textarea-horizontal-align="justify" draw:textarea-vertical-align="middle" draw:auto-grow-height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33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1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2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3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4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3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3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3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4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3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3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3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3cm" svg:height="3cm" svg:x="69cm" svg:y="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3cm" svg:height="3cm" svg:x="93cm" svg:y="28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2.999cm" svg:height="5.999cm" svg:x="69cm" svg:y="79cm" svg:viewBox="0 0 3000 6000" svg:d="m2367 1000h-1734c-66 0-133 82-133 164 3 1389 0 2755 0 4173 0 81 67 163 133 163h1734c66 0 133-82 133-163v-4173c0-82-67-164-133-164zm-1867-800c0-100 100-200 200-200 543 0 1000 0 1600 0 100 0 200 100 200 200 0 120 2 179 0 300h300c100 0 200 100 200 200v5100c0 100-100 200-200 200h-2600c-100 0-200-100-200-200 0-1732 4-3402 0-5100 0-100 100-200 200-200h300c-6-122 0-178 0-300z">
          <text:p/>
        </draw:path>
        <draw:path draw:style-name="gr33" draw:text-style-name="P1" draw:layer="layout" svg:width="2.999cm" svg:height="5.999cm" svg:x="72cm" svg:y="79cm" svg:viewBox="0 0 3000 6000" svg:d="m0 1500c0 673 408 1221 1000 1420v3080h1000v-3080c592-199 1000-747 1000-1420h-500c0 0 0-1001 0-1300 0-100-100-200-200-200s0 0-100 0-200 100-200 200c0 400 0 1300 0 1300z">
          <text:p/>
        </draw:path>
        <draw:custom-shape draw:style-name="gr4" draw:text-style-name="P1" draw:layer="layout" svg:width="1.8cm" svg:height="4.3cm" svg:x="69.6cm" svg:y="80.1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2.999cm" svg:height="5.999cm" svg:x="72cm" svg:y="85cm" svg:viewBox="0 0 3000 6000" draw:points="3000,3000 0,6000 1500,3200 0,3000 3000,0 1500,2800">
          <text:p/>
        </draw:polygon>
        <draw:path draw:style-name="gr33" draw:text-style-name="P1" draw:layer="layout" svg:width="5.999cm" svg:height="5.999cm" svg:x="93cm" svg:y="32cm" svg:viewBox="0 0 6000 6000" svg:d="m1750 534c1 3 3 6 5 9 71 123 69 249-5 292s-184-19-255-142c-2-4-4-8-7-12-325 207-600 482-807 807 4 3 8 5 12 7 123 71 184 181 142 255s-169 76-292 5c-3-2-6-4-9-5-149 302-244 640-273 1000 136 5 239 112 239 250s-103 245-239 250c29 360 124 698 273 1000 3-1 6-3 9-5 123-71 249-69 292 5s-19 184-142 255c-4 2-8 4-12 7 207 325 482 600 807 807 2-4 5-9 7-13 71-123 181-184 255-142s76 169 5 292c-2 3-4 7-6 10 303 149 640 244 1001 273 5-136 112-239 250-239s245 103 250 239c361-29 698-124 1001-273-2-3-4-7-6-10-71-123-69-249 5-292s184 19 255 142c2 4 5 9 7 13 325-207 600-482 807-807-4-2-9-5-13-7-123-71-184-181-142-255s169-76 292-5c3 2 7 4 10 6 149-303 244-640 273-1001-136-5-239-112-239-250s103-245 239-250c-29-361-124-698-273-1001-3 2-7 4-10 6-123 71-249 69-292-5s19-184 142-255c4-2 9-5 13-7-207-325-482-600-807-807-3 4-5 8-7 12-71 123-181 184-255 142s-76-169-5-292c2-3 4-6 5-9-302-149-640-244-1000-273-5 136-112 239-250 239s-245-103-250-239c-360 29-698 124-1000 273zm1250-534c3 0 6 0 8 0 1694 4 2988 1298 2992 2992 0 2 0 5 0 8s0 6 0 8c-4 1694-1298 2988-2992 2992-2 0-5 0-8 0s-6 0-8 0c-1694-4-2988-1298-2992-2992 0-2 0-5 0-8s0-6 0-8c4-1694 1298-2988 2992-2992 2 0 5 0 8 0zm250 3000c0 142-108 250-250 250-106 0-193-60-230-150h-870v-200h870c24-59 71-106 130-130v-1970h200v1970c90 37 150 124 150 230z">
          <text:p/>
        </draw:path>
        <draw:custom-shape draw:style-name="gr32" draw:text-style-name="P1" draw:layer="layout" svg:width="16.5cm" svg:height="3cm" svg:x="74.5cm" svg:y="3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5cm" svg:height="3cm" svg:x="100cm" svg:y="33.5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4cm" svg:height="6cm" svg:x="69cm" svg:y="32cm">
          <draw:image xlink:href="Pictures/10000201000001900000025877FC1E8C.png" xlink:type="simple" xlink:show="embed" xlink:actuate="onLoad">
            <text:p/>
          </draw:image>
        </draw:frame>
        <draw:custom-shape draw:style-name="gr4" draw:text-style-name="P1" draw:layer="layout" svg:width="3.2cm" svg:height="4.6cm" svg:x="69.4cm" svg:y="3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4cm" svg:height="44cm" svg:x="61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8cm" svg:height="28cm" svg:x="69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2cm" svg:height="22cm" svg:x="72cm" svg:y="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7" draw:text-style-name="P1" draw:layer="layout" svg:width="29.999cm" svg:height="19.999cm" svg:x="53cm" svg:y="51cm" svg:viewBox="0 0 30000 20000" draw:points="0,20000 0,10000 30000,0 10000,20000">
          <text:p/>
        </draw:polygon>
        <draw:polygon draw:style-name="gr37" draw:text-style-name="P1" draw:layer="layout" svg:width="29.999cm" svg:height="9.999cm" svg:x="53cm" svg:y="50cm" svg:viewBox="0 0 30000 10000" draw:points="0,10000 0,2000 30000,0">
          <text:p/>
        </draw:polygon>
        <draw:polygon draw:style-name="gr37" draw:text-style-name="P1" draw:layer="layout" svg:width="19.999cm" svg:height="19.999cm" svg:x="64cm" svg:y="51cm" svg:viewBox="0 0 20000 20000" draw:points="0,20000 20000,0 11000,20000">
          <text:p/>
        </draw:polygon>
      </draw:page>
      <draw:page draw:name="page8" draw:style-name="dp1" draw:master-page-name="Обычный">
        <draw:path draw:style-name="gr33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65.233cm" svg:y="31.6cm" svg:viewBox="0 0 9533 400" draw:points="9533,0 9267,400 267,400 0,0">
          <text:p/>
        </draw:polygon>
        <draw:polygon draw:style-name="gr33" draw:text-style-name="P1" draw:layer="layout" svg:width="11.666cm" svg:height="0.799cm" svg:x="64.167cm" svg:y="30cm" svg:viewBox="0 0 11667 800" draw:points="533,800 0,0 11667,0 11134,800">
          <text:p/>
        </draw:polygon>
        <draw:polygon draw:style-name="gr33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65.233cm" svg:y="66cm" svg:viewBox="0 0 9533 400" draw:points="9533,400 9267,0 267,0 0,400">
          <text:p/>
        </draw:polygon>
        <draw:polygon draw:style-name="gr33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64.833cm" svg:y="66.6cm" svg:viewBox="0 0 10333 400" draw:points="266,0 0,400 10333,400 10067,0">
          <text:p/>
        </draw:polygon>
        <draw:path draw:style-name="gr33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81.233cm" svg:y="31.6cm" svg:viewBox="0 0 9533 400" draw:points="9533,0 9267,400 267,400 0,0">
          <text:p/>
        </draw:polygon>
        <draw:polygon draw:style-name="gr33" draw:text-style-name="P1" draw:layer="layout" svg:width="11.666cm" svg:height="0.799cm" svg:x="80.167cm" svg:y="30cm" svg:viewBox="0 0 11667 800" draw:points="533,800 0,0 11667,0 11134,800">
          <text:p/>
        </draw:polygon>
        <draw:polygon draw:style-name="gr33" draw:text-style-name="P1" draw:layer="layout" svg:width="10.332cm" svg:height="0.399cm" svg:x="80.833cm" svg:y="31cm" svg:viewBox="0 0 10333 400" draw:points="266,400 0,0 10333,0 10067,400">
          <text:p/>
        </draw:polygon>
        <draw:path draw:style-name="gr33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81.233cm" svg:y="66cm" svg:viewBox="0 0 9533 400" draw:points="9533,400 9267,0 267,0 0,400">
          <text:p/>
        </draw:polygon>
        <draw:polygon draw:style-name="gr33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3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1.233cm" svg:y="12.6cm" svg:viewBox="0 0 9533 400" draw:points="9533,0 9267,400 267,400 0,0">
          <text:p/>
        </draw:polygon>
        <draw:polygon draw:style-name="gr33" draw:text-style-name="P1" draw:layer="layout" svg:width="11.666cm" svg:height="0.799cm" svg:x="0.167cm" svg:y="11cm" svg:viewBox="0 0 11667 800" draw:points="533,800 0,0 11667,0 11134,800">
          <text:p/>
        </draw:polygon>
        <draw:polygon draw:style-name="gr33" draw:text-style-name="P1" draw:layer="layout" svg:width="10.332cm" svg:height="0.399cm" svg:x="0.833cm" svg:y="12cm" svg:viewBox="0 0 10333 400" draw:points="266,400 0,0 10333,0 10067,400">
          <text:p/>
        </draw:polygon>
        <draw:path draw:style-name="gr33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1.233cm" svg:y="47cm" svg:viewBox="0 0 9533 400" draw:points="9533,400 9267,0 267,0 0,400">
          <text:p/>
        </draw:polygon>
        <draw:polygon draw:style-name="gr33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3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13T20:47:07.119000000</dc:date>
    <meta:editing-duration>P2DT10H52M2S</meta:editing-duration>
    <meta:editing-cycles>282</meta:editing-cycles>
    <meta:generator>LibreOffice/4.1.1.2$Windows_x86 LibreOffice_project/7e4286b58adc75a14f6d83f53a03b6c11fa2903</meta:generator>
    <meta:document-statistic meta:object-count="737"/>
  </office:meta>
</office:document-meta>
</file>